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4f67e7040" style:family="table" style:master-page-name="ta-mp-0x7fd4f67e7040">
      <style:table-properties table:display="true" style:writing-mode="lr-tb"/>
    </style:style>
    <style:style style:name="ta-0x7fd4f67e7230" style:family="table" style:master-page-name="ta-mp-0x7fd4f67e7230">
      <style:table-properties table:display="true" style:writing-mode="lr-tb"/>
    </style:style>
    <style:style style:name="ta-0x7fd4f67e7420" style:family="table" style:master-page-name="ta-mp-0x7fd4f67e7420">
      <style:table-properties table:display="true" style:writing-mode="lr-tb"/>
    </style:style>
    <style:style style:name="ta-0x7fd4f67e7610" style:family="table" style:master-page-name="ta-mp-0x7fd4f67e7610">
      <style:table-properties table:display="true" style:writing-mode="lr-tb"/>
    </style:style>
    <style:style style:name="ta-0x7fd4f67e7800" style:family="table" style:master-page-name="ta-mp-0x7fd4f67e7800">
      <style:table-properties table:display="true" style:writing-mode="lr-tb"/>
    </style:style>
    <style:style style:name="ta-0x7fd4f67e79f0" style:family="table" style:master-page-name="ta-mp-0x7fd4f67e7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4f67b8dc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8ee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97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0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94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4f6797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1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95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2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9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4f67b97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4f67b93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8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a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9f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4f6797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b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a0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9c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3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4f67ba1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4f67b9d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2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4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a9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4f6797f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6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aa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7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e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4f67bab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4f67ba8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c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af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b3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4f6798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b0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b5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b1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b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4f67bb6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4f67bb2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b7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b9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be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4f67981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ba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4f67bbf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bc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c2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4f67bc0a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4f67bbd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67bc1c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41.00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65.25pt" style:use-optimal-column-width="true"/>
    </style:style>
    <style:style style:name="ACOL-6" style:family="table-column">
      <style:table-column-properties style:column-width="60.00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93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d4f67e7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d4f67b8dc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d4f67b8ee8" office:value-type="string">
            <text:p>updateProductCart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d4f67e7230" table:print="false">
        <office:forms form:automatic-focus="false" form:apply-design-mode="false">
          <form:form/>
        </office:forms>
        <table:table-column table:default-cell-style-name="ACE-0x7fd4f6797d30" table:style-name="ACOL-3"/>
        <table:table-column table:default-cell-style-name="ACE-0x7fd4f6797d30" table:style-name="ACOL-4"/>
        <table:table-column table:default-cell-style-name="ACE-0x7fd4f6797d30" table:style-name="ACOL-5"/>
        <table:table-column table:default-cell-style-name="ACE-0x7fd4f6797d30" table:style-name="ACOL-6"/>
        <table:table-column table:default-cell-style-name="ACE-0x7fd4f6797d30" table:style-name="ACOL-7"/>
        <table:table-column table:default-cell-style-name="ACE-0x7fd4f6797d30" table:style-name="ACOL-5"/>
        <table:table-column table:default-cell-style-name="ACE-0x7fd4f6797d30" table:style-name="ACOL-8"/>
        <table:table-column table:default-cell-style-name="ACE-0x7fd4f6797d30" table:style-name="ACOL-0" table:number-columns-repeated="121"/>
        <table:table-row table:style-name="AROW-2">
          <table:table-cell table:style-name="ACE-0x7fd4f67b9010" office:value-type="string">
            <text:p>User Name</text:p>
          </table:table-cell>
          <table:table-cell table:style-name="ACE-0x7fd4f67b9138" office:value-type="string">
            <text:p>Password</text:p>
          </table:table-cell>
          <table:table-cell table:style-name="ACE-0x7fd4f67b9260" office:value-type="string">
            <text:p>s_product_id</text:p>
          </table:table-cell>
          <table:table-cell table:style-name="ACE-0x7fd4f67b9260" office:value-type="string">
            <text:p>Payment ID</text:p>
          </table:table-cell>
          <table:table-cell table:style-name="ACE-0x7fd4f67b9260" office:value-type="string">
            <text:p>user_id</text:p>
          </table:table-cell>
          <table:table-cell table:style-name="ACE-0x7fd4f67b9260" office:value-type="string">
            <text:p>s_product_id</text:p>
          </table:table-cell>
          <table:table-cell table:style-name="ACE-0x7fd4f67b9388" office:value-type="string">
            <text:p>s_product_amount</text:p>
          </table:table-cell>
          <table:table-cell table:number-columns-repeated="121" table:style-name="ACE-0x7fd4f6797d30"/>
        </table:table-row>
        <table:table-row table:style-name="AROW-2">
          <table:table-cell table:style-name="ACE-0x7fd4f67b94b0" office:value-type="string">
            <text:p>testapiuser@shopclues.com</text:p>
          </table:table-cell>
          <table:table-cell table:style-name="ACE-0x7fd4f67b95d8" office:value-type="string">
            <text:p>e10adc3949ba59abbe56e057f20f883e</text:p>
          </table:table-cell>
          <table:table-cell table:style-name="ACE-0x7fd4f67b95d8" office:value-type="float" office:value="4756008">
            <text:p>4756008</text:p>
          </table:table-cell>
          <table:table-cell table:style-name="ACE-0x7fd4f67b95d8" office:value-type="float" office:value="61">
            <text:p>61</text:p>
          </table:table-cell>
          <table:table-cell table:style-name="ACE-0x7fd4f67b9700" office:value-type="float" office:value="7179169">
            <text:p>7179169</text:p>
          </table:table-cell>
          <table:table-cell table:style-name="ACE-0x7fd4f67b9700" office:value-type="float" office:value="4756008">
            <text:p>4756008</text:p>
          </table:table-cell>
          <table:table-cell table:style-name="ACE-0x7fd4f67b9828" office:value-type="float" office:value="2">
            <text:p>2</text:p>
          </table:table-cell>
          <table:table-cell table:number-columns-repeated="121" table:style-name="ACE-0x7fd4f6797d30"/>
        </table:table-row>
        <table:table-row table:style-name="AROW-4">
          <table:table-cell table:number-columns-repeated="3" table:style-name="ACE-0x7fd4f6797d30"/>
          <table:table-cell table:style-name="ACE-0x7fd4f67b9950"/>
          <table:table-cell table:number-columns-repeated="124" table:style-name="ACE-0x7fd4f6797d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6" gnm:end-row="0"/>
        </gnm:selections>
      </table:table>
      <table:table table:name="AQA2_TestData" table:style-name="ta-0x7fd4f67e7420" table:print="false">
        <office:forms form:automatic-focus="false" form:apply-design-mode="false">
          <form:form/>
        </office:forms>
        <table:table-column table:default-cell-style-name="ACE-0x7fd4f6797e58" table:style-name="ACOL-3"/>
        <table:table-column table:default-cell-style-name="ACE-0x7fd4f6797e58" table:style-name="ACOL-4"/>
        <table:table-column table:default-cell-style-name="ACE-0x7fd4f6797e58" table:style-name="ACOL-5"/>
        <table:table-column table:default-cell-style-name="ACE-0x7fd4f6797e58" table:style-name="ACOL-6"/>
        <table:table-column table:default-cell-style-name="ACE-0x7fd4f6797e58" table:style-name="ACOL-7"/>
        <table:table-column table:default-cell-style-name="ACE-0x7fd4f6797e58" table:style-name="ACOL-5"/>
        <table:table-column table:default-cell-style-name="ACE-0x7fd4f6797e58" table:style-name="ACOL-8"/>
        <table:table-column table:default-cell-style-name="ACE-0x7fd4f6797e58" table:style-name="ACOL-0" table:number-columns-repeated="121"/>
        <table:table-row table:style-name="AROW-2">
          <table:table-cell table:style-name="ACE-0x7fd4f67b9a78" office:value-type="string">
            <text:p>User Name</text:p>
          </table:table-cell>
          <table:table-cell table:style-name="ACE-0x7fd4f67b9ba0" office:value-type="string">
            <text:p>Password</text:p>
          </table:table-cell>
          <table:table-cell table:style-name="ACE-0x7fd4f67b9cc8" office:value-type="string">
            <text:p>s_product_id</text:p>
          </table:table-cell>
          <table:table-cell table:style-name="ACE-0x7fd4f67b9cc8" office:value-type="string">
            <text:p>Payment ID</text:p>
          </table:table-cell>
          <table:table-cell table:style-name="ACE-0x7fd4f67b9cc8" office:value-type="string">
            <text:p>user_id</text:p>
          </table:table-cell>
          <table:table-cell table:style-name="ACE-0x7fd4f67b9cc8" office:value-type="string">
            <text:p>s_product_id</text:p>
          </table:table-cell>
          <table:table-cell table:style-name="ACE-0x7fd4f67b9df0" office:value-type="string">
            <text:p>s_product_amount</text:p>
          </table:table-cell>
          <table:table-cell table:number-columns-repeated="121" table:style-name="ACE-0x7fd4f6797e58"/>
        </table:table-row>
        <table:table-row table:style-name="AROW-2">
          <table:table-cell table:style-name="ACE-0x7fd4f67b9f18" office:value-type="string">
            <text:p>testapiuser@shopclues.com</text:p>
          </table:table-cell>
          <table:table-cell table:style-name="ACE-0x7fd4f67ba040" office:value-type="string">
            <text:p>e10adc3949ba59abbe56e057f20f883e</text:p>
          </table:table-cell>
          <table:table-cell table:style-name="ACE-0x7fd4f67ba040" office:value-type="float" office:value="4756008">
            <text:p>4756008</text:p>
          </table:table-cell>
          <table:table-cell table:style-name="ACE-0x7fd4f67ba040" office:value-type="float" office:value="61">
            <text:p>61</text:p>
          </table:table-cell>
          <table:table-cell table:style-name="ACE-0x7fd4f67ba168" office:value-type="float" office:value="7179169">
            <text:p>7179169</text:p>
          </table:table-cell>
          <table:table-cell table:style-name="ACE-0x7fd4f67ba168" office:value-type="float" office:value="4756008">
            <text:p>4756008</text:p>
          </table:table-cell>
          <table:table-cell table:style-name="ACE-0x7fd4f67ba290" office:value-type="float" office:value="2">
            <text:p>2</text:p>
          </table:table-cell>
          <table:table-cell table:number-columns-repeated="121" table:style-name="ACE-0x7fd4f6797e58"/>
        </table:table-row>
        <table:table-row table:style-name="AROW-4">
          <table:table-cell table:number-columns-repeated="3" table:style-name="ACE-0x7fd4f6797e58"/>
          <table:table-cell table:style-name="ACE-0x7fd4f67ba3b8"/>
          <table:table-cell table:number-columns-repeated="124" table:style-name="ACE-0x7fd4f6797e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d4f67e7610" table:print="false">
        <office:forms form:automatic-focus="false" form:apply-design-mode="false">
          <form:form/>
        </office:forms>
        <table:table-column table:default-cell-style-name="ACE-0x7fd4f6797f80" table:style-name="ACOL-3"/>
        <table:table-column table:default-cell-style-name="ACE-0x7fd4f6797f80" table:style-name="ACOL-4"/>
        <table:table-column table:default-cell-style-name="ACE-0x7fd4f6797f80" table:style-name="ACOL-5"/>
        <table:table-column table:default-cell-style-name="ACE-0x7fd4f6797f80" table:style-name="ACOL-6"/>
        <table:table-column table:default-cell-style-name="ACE-0x7fd4f6797f80" table:style-name="ACOL-7"/>
        <table:table-column table:default-cell-style-name="ACE-0x7fd4f6797f80" table:style-name="ACOL-5"/>
        <table:table-column table:default-cell-style-name="ACE-0x7fd4f6797f80" table:style-name="ACOL-8"/>
        <table:table-column table:default-cell-style-name="ACE-0x7fd4f6797f80" table:style-name="ACOL-0" table:number-columns-repeated="121"/>
        <table:table-row table:style-name="AROW-2">
          <table:table-cell table:style-name="ACE-0x7fd4f67ba4e0" office:value-type="string">
            <text:p>User Name</text:p>
          </table:table-cell>
          <table:table-cell table:style-name="ACE-0x7fd4f67ba608" office:value-type="string">
            <text:p>Password</text:p>
          </table:table-cell>
          <table:table-cell table:style-name="ACE-0x7fd4f67ba730" office:value-type="string">
            <text:p>s_product_id</text:p>
          </table:table-cell>
          <table:table-cell table:style-name="ACE-0x7fd4f67ba730" office:value-type="string">
            <text:p>Payment ID</text:p>
          </table:table-cell>
          <table:table-cell table:style-name="ACE-0x7fd4f67ba730" office:value-type="string">
            <text:p>user_id</text:p>
          </table:table-cell>
          <table:table-cell table:style-name="ACE-0x7fd4f67ba730" office:value-type="string">
            <text:p>s_product_id</text:p>
          </table:table-cell>
          <table:table-cell table:style-name="ACE-0x7fd4f67ba858" office:value-type="string">
            <text:p>s_product_amount</text:p>
          </table:table-cell>
          <table:table-cell table:number-columns-repeated="121" table:style-name="ACE-0x7fd4f6797f80"/>
        </table:table-row>
        <table:table-row table:style-name="AROW-2">
          <table:table-cell table:style-name="ACE-0x7fd4f67ba980" office:value-type="string">
            <text:p>testapiuser@shopclues.com</text:p>
          </table:table-cell>
          <table:table-cell table:style-name="ACE-0x7fd4f67baaa8" office:value-type="string">
            <text:p>e10adc3949ba59abbe56e057f20f883e</text:p>
          </table:table-cell>
          <table:table-cell table:style-name="ACE-0x7fd4f67baaa8" office:value-type="float" office:value="4756008">
            <text:p>4756008</text:p>
          </table:table-cell>
          <table:table-cell table:style-name="ACE-0x7fd4f67baaa8" office:value-type="float" office:value="61">
            <text:p>61</text:p>
          </table:table-cell>
          <table:table-cell table:style-name="ACE-0x7fd4f67babd0" office:value-type="float" office:value="7179169">
            <text:p>7179169</text:p>
          </table:table-cell>
          <table:table-cell table:style-name="ACE-0x7fd4f67babd0" office:value-type="float" office:value="4756008">
            <text:p>4756008</text:p>
          </table:table-cell>
          <table:table-cell table:style-name="ACE-0x7fd4f67bacf8" office:value-type="float" office:value="2">
            <text:p>2</text:p>
          </table:table-cell>
          <table:table-cell table:number-columns-repeated="121" table:style-name="ACE-0x7fd4f6797f80"/>
        </table:table-row>
        <table:table-row table:style-name="AROW-4">
          <table:table-cell table:number-columns-repeated="3" table:style-name="ACE-0x7fd4f6797f80"/>
          <table:table-cell table:style-name="ACE-0x7fd4f67bae20"/>
          <table:table-cell table:number-columns-repeated="124" table:style-name="ACE-0x7fd4f6797f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d4f67e7800" table:print="false">
        <office:forms form:automatic-focus="false" form:apply-design-mode="false">
          <form:form/>
        </office:forms>
        <table:table-column table:default-cell-style-name="ACE-0x7fd4f67980a8" table:style-name="ACOL-3"/>
        <table:table-column table:default-cell-style-name="ACE-0x7fd4f67980a8" table:style-name="ACOL-4"/>
        <table:table-column table:default-cell-style-name="ACE-0x7fd4f67980a8" table:style-name="ACOL-5"/>
        <table:table-column table:default-cell-style-name="ACE-0x7fd4f67980a8" table:style-name="ACOL-6"/>
        <table:table-column table:default-cell-style-name="ACE-0x7fd4f67980a8" table:style-name="ACOL-7"/>
        <table:table-column table:default-cell-style-name="ACE-0x7fd4f67980a8" table:style-name="ACOL-5"/>
        <table:table-column table:default-cell-style-name="ACE-0x7fd4f67980a8" table:style-name="ACOL-8"/>
        <table:table-column table:default-cell-style-name="ACE-0x7fd4f67980a8" table:style-name="ACOL-0" table:number-columns-repeated="121"/>
        <table:table-row table:style-name="AROW-2">
          <table:table-cell table:style-name="ACE-0x7fd4f67baf48" office:value-type="string">
            <text:p>User Name</text:p>
          </table:table-cell>
          <table:table-cell table:style-name="ACE-0x7fd4f67bb070" office:value-type="string">
            <text:p>Password</text:p>
          </table:table-cell>
          <table:table-cell table:style-name="ACE-0x7fd4f67bb198" office:value-type="string">
            <text:p>s_product_id</text:p>
          </table:table-cell>
          <table:table-cell table:style-name="ACE-0x7fd4f67bb198" office:value-type="string">
            <text:p>Payment ID</text:p>
          </table:table-cell>
          <table:table-cell table:style-name="ACE-0x7fd4f67bb198" office:value-type="string">
            <text:p>user_id</text:p>
          </table:table-cell>
          <table:table-cell table:style-name="ACE-0x7fd4f67bb198" office:value-type="string">
            <text:p>s_product_id</text:p>
          </table:table-cell>
          <table:table-cell table:style-name="ACE-0x7fd4f67bb2c0" office:value-type="string">
            <text:p>s_product_amount</text:p>
          </table:table-cell>
          <table:table-cell table:number-columns-repeated="121" table:style-name="ACE-0x7fd4f67980a8"/>
        </table:table-row>
        <table:table-row table:style-name="AROW-2">
          <table:table-cell table:style-name="ACE-0x7fd4f67bb3e8" office:value-type="string">
            <text:p>testapiuser@shopclues.com</text:p>
          </table:table-cell>
          <table:table-cell table:style-name="ACE-0x7fd4f67bb510" office:value-type="string">
            <text:p>e10adc3949ba59abbe56e057f20f883e</text:p>
          </table:table-cell>
          <table:table-cell table:style-name="ACE-0x7fd4f67bb510" office:value-type="float" office:value="4756008">
            <text:p>4756008</text:p>
          </table:table-cell>
          <table:table-cell table:style-name="ACE-0x7fd4f67bb510" office:value-type="float" office:value="61">
            <text:p>61</text:p>
          </table:table-cell>
          <table:table-cell table:style-name="ACE-0x7fd4f67bb638" office:value-type="float" office:value="7179169">
            <text:p>7179169</text:p>
          </table:table-cell>
          <table:table-cell table:style-name="ACE-0x7fd4f67bb638" office:value-type="float" office:value="4756008">
            <text:p>4756008</text:p>
          </table:table-cell>
          <table:table-cell table:style-name="ACE-0x7fd4f67bb760" office:value-type="float" office:value="2">
            <text:p>2</text:p>
          </table:table-cell>
          <table:table-cell table:number-columns-repeated="121" table:style-name="ACE-0x7fd4f67980a8"/>
        </table:table-row>
        <table:table-row table:style-name="AROW-4">
          <table:table-cell table:number-columns-repeated="3" table:style-name="ACE-0x7fd4f67980a8"/>
          <table:table-cell table:style-name="ACE-0x7fd4f67bb888"/>
          <table:table-cell table:number-columns-repeated="124" table:style-name="ACE-0x7fd4f67980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d4f67e79f0" table:print="false">
        <office:forms form:automatic-focus="false" form:apply-design-mode="false">
          <form:form/>
        </office:forms>
        <table:table-column table:default-cell-style-name="ACE-0x7fd4f67981d0" table:style-name="ACOL-3"/>
        <table:table-column table:default-cell-style-name="ACE-0x7fd4f67981d0" table:style-name="ACOL-4"/>
        <table:table-column table:default-cell-style-name="ACE-0x7fd4f67981d0" table:style-name="ACOL-5"/>
        <table:table-column table:default-cell-style-name="ACE-0x7fd4f67981d0" table:style-name="ACOL-6"/>
        <table:table-column table:default-cell-style-name="ACE-0x7fd4f67981d0" table:style-name="ACOL-7"/>
        <table:table-column table:default-cell-style-name="ACE-0x7fd4f67981d0" table:style-name="ACOL-5"/>
        <table:table-column table:default-cell-style-name="ACE-0x7fd4f67981d0" table:style-name="ACOL-8"/>
        <table:table-column table:default-cell-style-name="ACE-0x7fd4f67981d0" table:style-name="ACOL-0" table:number-columns-repeated="121"/>
        <table:table-row table:style-name="AROW-2">
          <table:table-cell table:style-name="ACE-0x7fd4f67bb9b0" office:value-type="string">
            <text:p>User Name</text:p>
          </table:table-cell>
          <table:table-cell table:style-name="ACE-0x7fd4f67bbad8" office:value-type="string">
            <text:p>Password</text:p>
          </table:table-cell>
          <table:table-cell table:style-name="ACE-0x7fd4f67bbc00" office:value-type="string">
            <text:p>s_product_id</text:p>
          </table:table-cell>
          <table:table-cell table:style-name="ACE-0x7fd4f67bbc00" office:value-type="string">
            <text:p>Payment ID</text:p>
          </table:table-cell>
          <table:table-cell table:style-name="ACE-0x7fd4f67bbc00" office:value-type="string">
            <text:p>user_id</text:p>
          </table:table-cell>
          <table:table-cell table:style-name="ACE-0x7fd4f67bbc00" office:value-type="string">
            <text:p>s_product_id</text:p>
          </table:table-cell>
          <table:table-cell table:style-name="ACE-0x7fd4f67bbd28" office:value-type="string">
            <text:p>s_product_amount</text:p>
          </table:table-cell>
          <table:table-cell table:number-columns-repeated="121" table:style-name="ACE-0x7fd4f67981d0"/>
        </table:table-row>
        <table:table-row table:style-name="AROW-2">
          <table:table-cell table:style-name="ACE-0x7fd4f67bbe50" office:value-type="string">
            <text:p>testapiuser@shopclues.com</text:p>
          </table:table-cell>
          <table:table-cell table:style-name="ACE-0x7fd4f67bbf78" office:value-type="string">
            <text:p>e10adc3949ba59abbe56e057f20f883e</text:p>
          </table:table-cell>
          <table:table-cell table:style-name="ACE-0x7fd4f67bbf78" office:value-type="float" office:value="4756008">
            <text:p>4756008</text:p>
          </table:table-cell>
          <table:table-cell table:style-name="ACE-0x7fd4f67bbf78" office:value-type="float" office:value="61">
            <text:p>61</text:p>
          </table:table-cell>
          <table:table-cell table:style-name="ACE-0x7fd4f67bc0a0" office:value-type="float" office:value="7179169">
            <text:p>7179169</text:p>
          </table:table-cell>
          <table:table-cell table:style-name="ACE-0x7fd4f67bc0a0" office:value-type="float" office:value="4756008">
            <text:p>4756008</text:p>
          </table:table-cell>
          <table:table-cell table:style-name="ACE-0x7fd4f67bc1c8" office:value-type="float" office:value="2">
            <text:p>2</text:p>
          </table:table-cell>
          <table:table-cell table:number-columns-repeated="121" table:style-name="ACE-0x7fd4f67981d0"/>
        </table:table-row>
        <table:table-row table:style-name="AROW-4">
          <table:table-cell table:number-columns-repeated="3" table:style-name="ACE-0x7fd4f67981d0"/>
          <table:table-cell table:style-name="ACE-0x7fd4f67bc2f0"/>
          <table:table-cell table:number-columns-repeated="124" table:style-name="ACE-0x7fd4f67981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4f67e06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6779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67dd4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67be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67784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6755b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4f67e7040" style:display-name="TestCase" style:page-layout-name="pl-0x7fd4f67e06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67e7230" style:display-name="AQA1_TestData" style:page-layout-name="pl-0x7fd4f6779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67e7420" style:display-name="AQA2_TestData" style:page-layout-name="pl-0x7fd4f67dd4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67e7610" style:display-name="AQA3_TestData" style:page-layout-name="pl-0x7fd4f67be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67e7800" style:display-name="AQA4_TestData" style:page-layout-name="pl-0x7fd4f67784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67e79f0" style:display-name="AQA5_TestData" style:page-layout-name="pl-0x7fd4f6755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08:4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